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10000008B304867B94F37CD46.png" manifest:media-type="image/png"/>
  <manifest:file-entry manifest:full-path="Pictures/100002010000015A00000042BFD9B0A6C8CBBC4C.png" manifest:media-type="image/png"/>
  <manifest:file-entry manifest:full-path="Pictures/10000201000000F2000000309FD9CDF6A7123675.png" manifest:media-type="image/png"/>
  <manifest:file-entry manifest:full-path="Pictures/10000201000003BF00000049CDDBF597E0CF3996.png" manifest:media-type="image/png"/>
  <manifest:file-entry manifest:full-path="Pictures/1000020100000392000000B30E963C054FDF510A.png" manifest:media-type="image/png"/>
  <manifest:file-entry manifest:full-path="Pictures/100002010000039C0000005547D9E834012BDFCD.png" manifest:media-type="image/png"/>
  <manifest:file-entry manifest:full-path="Pictures/10000201000003B900000092836AF7E1F205EB8A.png" manifest:media-type="image/png"/>
  <manifest:file-entry manifest:full-path="Pictures/100002010000038700000041782BD5D86A473CF5.png" manifest:media-type="image/png"/>
  <manifest:file-entry manifest:full-path="Pictures/1000020100000244000000371CFE32A4E41CDC7E.png" manifest:media-type="image/png"/>
  <manifest:file-entry manifest:full-path="Pictures/100002010000019C000001703FF4F1E90B2E0F11.png" manifest:media-type="image/png"/>
  <manifest:file-entry manifest:full-path="Pictures/10000201000003B000000046A4F62BEEF4C7E297.png" manifest:media-type="image/png"/>
  <manifest:file-entry manifest:full-path="Pictures/10000201000000E1000000538E27DEBE309B1D27.png" manifest:media-type="image/png"/>
  <manifest:file-entry manifest:full-path="Pictures/10000201000001980000002E84247FFB2BE8B57D.png" manifest:media-type="image/png"/>
  <manifest:file-entry manifest:full-path="Pictures/10000201000002770000004407DDCBE86E4B4E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447cm" svg:height="2.248cm" svg:x="2.153cm" svg:y="0.8cm">
          <draw:image xlink:href="Pictures/100002010000039C0000005547D9E834012BDFCD.png" xlink:type="simple" xlink:show="embed" xlink:actuate="onLoad">
            <text:p/>
          </draw:image>
        </draw:frame>
        <draw:frame draw:style-name="gr1" draw:text-style-name="P1" draw:layer="layout" svg:width="10.9cm" svg:height="9.736cm" svg:x="0.5cm" svg:y="3.464cm">
          <draw:image xlink:href="Pictures/100002010000019C000001703FF4F1E90B2E0F11.png" xlink:type="simple" xlink:show="embed" xlink:actuate="onLoad">
            <text:p/>
          </draw:image>
        </draw:frame>
        <draw:frame draw:style-name="gr1" draw:text-style-name="P1" draw:layer="layout" svg:width="15.345cm" svg:height="1.454cm" svg:x="11.855cm" svg:y="8.4cm">
          <draw:image xlink:href="Pictures/1000020100000244000000371CFE32A4E41CDC7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976cm" svg:height="1.851cm" svg:x="1.424cm" svg:y="1cm">
          <draw:image xlink:href="Pictures/10000201000003B000000046A4F62BEEF4C7E2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794cm" svg:height="1.216cm" svg:x="1.206cm" svg:y="1.184cm">
          <draw:image xlink:href="Pictures/10000201000001980000002E84247FFB2BE8B57D.png" xlink:type="simple" xlink:show="embed" xlink:actuate="onLoad">
            <text:p/>
          </draw:image>
        </draw:frame>
        <draw:frame draw:style-name="gr1" draw:text-style-name="P1" draw:layer="layout" svg:width="16.694cm" svg:height="1.798cm" svg:x="5.6cm" svg:y="3.8cm">
          <draw:image xlink:href="Pictures/10000201000002770000004407DDCBE86E4B4E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82cm" svg:height="4.735cm" svg:x="2.218cm" svg:y="1.065cm">
          <draw:image xlink:href="Pictures/1000020100000392000000B30E963C054FDF510A.png" xlink:type="simple" xlink:show="embed" xlink:actuate="onLoad">
            <text:p/>
          </draw:image>
        </draw:frame>
        <draw:frame draw:style-name="gr1" draw:text-style-name="P1" draw:layer="layout" svg:width="23.891cm" svg:height="1.719cm" svg:x="2.2cm" svg:y="10.681cm">
          <draw:image xlink:href="Pictures/100002010000038700000041782BD5D86A473C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373cm" svg:height="1.93cm" svg:x="1.027cm" svg:y="0.87cm">
          <draw:image xlink:href="Pictures/10000201000003BF00000049CDDBF597E0CF39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.402cm" svg:height="1.269cm" svg:x="0.8cm" svg:y="0.931cm">
          <draw:image xlink:href="Pictures/10000201000000F2000000309FD9CDF6A7123675.png" xlink:type="simple" xlink:show="embed" xlink:actuate="onLoad">
            <text:p/>
          </draw:image>
        </draw:frame>
        <draw:frame draw:style-name="gr1" draw:text-style-name="P1" draw:layer="layout" svg:width="9.154cm" svg:height="1.745cm" svg:x="8.446cm" svg:y="4.055cm">
          <draw:image xlink:href="Pictures/100002010000015A00000042BFD9B0A6C8CBBC4C.png" xlink:type="simple" xlink:show="embed" xlink:actuate="onLoad">
            <text:p/>
          </draw:image>
        </draw:frame>
        <draw:frame draw:style-name="gr1" draw:text-style-name="P1" draw:layer="layout" svg:width="5.952cm" svg:height="2.195cm" svg:x="9.8cm" svg:y="6cm">
          <draw:image xlink:href="Pictures/10000201000000E1000000538E27DEBE309B1D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214cm" svg:height="3.862cm" svg:x="1.186cm" svg:y="0.538cm">
          <draw:image xlink:href="Pictures/10000201000003B900000092836AF7E1F205EB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25cm" svg:height="3.677cm" svg:x="1.2cm" svg:y="0.6cm">
          <draw:image xlink:href="Pictures/10000201000003C10000008B304867B94F37CD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23:41:05.464842513</meta:creation-date>
    <dc:date>2019-09-12T03:02:15.396373171</dc:date>
    <meta:editing-duration>PT2H38M48S</meta:editing-duration>
    <meta:editing-cycles>51</meta:editing-cycles>
    <meta:generator>LibreOffice/6.0.7.3$Linux_X86_64 LibreOffice_project/00m0$Build-3</meta:generator>
    <meta:document-statistic meta:object-count="53"/>
  </office:meta>
</office:document-meta>
</file>